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19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77"/>
          <table:table-cell table:style-name="ce180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Aerocool LUX 550W PSU Powersupply 80+ BRONZE</text:p>
          </table:table-cell>
          <table:table-cell table:style-name="ce204" office:value-type="float" office:value="495000" calcext:value-type="float">
            <text:p>495,000 </text:p>
          </table:table-cell>
          <table:table-cell table:number-columns-repeated="2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G24i 24 INCH </text:p>
          </table:table-cell>
          <table:table-cell table:style-name="ce206" office:value-type="float" office:value="1400000" calcext:value-type="float">
            <text:p>1,400,000 </text:p>
          </table:table-cell>
          <table:table-cell office:value-type="float" office:value="1000000" calcext:value-type="float">
            <text:p>1,000,000</text:p>
          </table:table-cell>
          <table:table-cell table:style-name="ce195" office:value-type="string" calcext:value-type="string">
            <text:p>Xiaomi Monitor A22i | Bezel Tipis FHD 75Hz </text:p>
          </table:table-cell>
          <table:table-cell table:style-name="ce118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5409801" calcext:value-type="float">
            <text:p>5,4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4009801" calcext:value-type="float">
            <text:p>4,009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91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2:22:23.349192347</dc:date>
    <meta:editing-duration>P20DT1H37M25S</meta:editing-duration>
    <meta:editing-cycles>995</meta:editing-cycles>
    <meta:generator>LibreOffice/24.8.4.2$Linux_X86_64 LibreOffice_project/480$Build-2</meta:generator>
    <meta:document-statistic meta:table-count="18" meta:cell-count="1320" meta:object-count="0"/>
  </office:meta>
</office:document-meta>
</file>